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Likhan" svg:font-family="Likhan"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officeooo:paragraph-rsid="000436c7"/>
    </style:style>
    <style:style style:name="P2" style:family="paragraph" style:parent-style-name="Text_20_body">
      <style:paragraph-properties fo:text-align="justify" style:justify-single-word="false" style:writing-mode="lr-tb"/>
      <style:text-properties officeooo:paragraph-rsid="000436c7"/>
    </style:style>
    <style:style style:name="P3" style:family="paragraph" style:parent-style-name="Text_20_body">
      <style:paragraph-properties fo:text-align="start" style:justify-single-word="false" style:writing-mode="lr-tb"/>
      <style:text-properties officeooo:paragraph-rsid="000436c7"/>
    </style:style>
    <style:style style:name="P4" style:family="paragraph" style:parent-style-name="Text_20_body">
      <style:paragraph-properties fo:text-align="start" style:justify-single-word="false" style:writing-mode="lr-tb"/>
      <style:text-properties fo:font-size="14pt" officeooo:paragraph-rsid="000436c7" style:font-size-asian="14pt" style:font-size-complex="14pt"/>
    </style:style>
    <style:style style:name="T1" style:family="text">
      <style:text-properties style:font-name="Likhan"/>
    </style:style>
    <style:style style:name="T2" style:family="text">
      <style:text-properties style:font-name="Likhan"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 style:family="text">
      <style:text-properties style:font-name="Likhan" fo:font-size="12pt" fo:font-style="normal" fo:font-weight="normal" style:font-name-asian="Noto Serif CJK SC" style:font-size-asian="12pt" style:font-style-asian="normal" style:font-weight-asian="normal" style:font-name-complex="Lohit Devanagari" style:font-size-complex="12pt" style:font-style-complex="normal" style:font-weight-complex="normal"/>
    </style:style>
    <style:style style:name="T4" style:family="text">
      <style:text-properties style:font-name="Likhan" fo:font-size="12pt"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5" style:family="text">
      <style:text-properties style:font-name="Likhan" fo:font-weight="bold" style:font-weight-asian="bold" style:font-weight-complex="bold"/>
    </style:style>
    <style:style style:name="T6" style:family="text">
      <style:text-properties style:font-name="Likhan" fo:font-style="italic" style:font-style-asian="italic" style:font-style-complex="italic"/>
    </style:style>
    <style:style style:name="T7" style:family="text">
      <style:text-properties style:font-name="Likhan" fo:font-size="18pt" fo:font-weight="bold" style:font-size-asian="18pt" style:font-weight-asian="bold" style:font-size-complex="18pt" style:font-weight-complex="bold"/>
    </style:style>
    <style:style style:name="T8" style:family="text">
      <style:text-properties style:font-name="Likhan" fo:font-size="14pt" fo:font-weight="bold" style:font-size-asian="14pt" style:font-weight-asian="bold" style:font-size-complex="14pt" style:font-weight-complex="bold"/>
    </style:style>
    <style:style style:name="T9" style:family="text">
      <style:text-properties fo:color="#1b1b1b" style:font-name="Likhan"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0" style:family="text">
      <style:text-properties fo:color="#1b1b1b" style:font-name="Likhan" fo:font-size="14pt" fo:font-style="normal" fo:font-weight="bold" style:font-name-asian="Noto Sans CJK SC" style:font-size-asian="14pt" style:font-style-asian="normal" style:font-weight-asian="bold" style:font-name-complex="Lohit Devanagari" style:font-size-complex="14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Open) Science</text:span></text:p>
      <text:p text:style-name="P3"><text:span text:style-name="T8">An Epistemic Shift</text:span></text:p>
      <text:p text:style-name="P2"><text:span text:style-name="T9">The hegemony of Western science is being challenged by alternative knowledge traditions, and the rise of big data as a scientific power is reconfiguring global patterns of scientific collaboration and competition (Beaulieu and Leonelli 2021). Big data has radically changed how science is practised, both in terms of pedology and scientific method. Leonelli (2016) stresses that scientists must be aware of the epistemological implications of this shift. These new epistemologies are data-centric, algorithmic, and networked and have important implications for the way science is conducted (Kitchin 2014). Data-centric epistemologies focus on the collection, management, and analysis of data. Algorithmic epistemologies focus on the use of algorithms to process data and extract knowledge. Networked epistemologies focus on the use of networks to share data and knowledge. One new paradigm shift is that big data changes the way we do science by altering the relationship between data and theory. In the past, scientists would develop a theory, and then look for data to support it – now with big data, scientists can now let the data lead them to new theories (Mazzocchi 2015). Other paradigm shifts associated with big data are from data to knowledge; certainty gives way to uncertainty - as big data reveals the limits of our knowledge - and reductionism is replaced by holism - as big data finds the complex interconnections between the ever growing sea of data elements (Kitchin 2016). </text:span></text:p>
      <text:p text:style-name="P2"><text:span text:style-name="T9">These new epistemologies have increased debates surrounding the reputation of science in society. The “reproducibility crisis” in computer science (Peng 2015, Wong et al 2016, Goodman et al 2016), the “replication crisis” in the life sciences (Maxwell et al 2015), and the “crisis of confidence” in economics (Christensen and Miguel 2018) are just a few examples of the challenges threatening the credibility of science. In this context, the concept of open science has emerged as a response to the perceived need for greater transparency, inclusivity, and accountability in the conduct of science. The term “open science” has been multifariously defined by scientific practitioners (Levin et al 2016), but generally refers to a movement toward sharing all the data (Open Data), methods (Open Source), materials (Open Access) and tools (Open Software) involved in the research process, and to do so during rather than after the research is completed (Foster and Deardorff 2017). Openness in science is often contrasted with the “closed” or “secretive” practices of traditional science, which are seen as exclusive, elitist, and unaccountable (Lovelace 2021). In this sense, Open science is motivated by the belief that more open practices will lead to more rigorous, transparent, and reproducible research, and that </text:span><text:soft-page-break/><text:span text:style-name="T9">this in turn will lead to better science and more public trust in science (Woelfle et al 2011; McKiernan et al 2016; Burgelman et al 2019). </text:span></text:p>
      <text:p text:style-name="P2"><text:span text:style-name="T10">Being Open About Openness</text:span></text:p>
      <text:p text:style-name="P2"><text:span text:style-name="T1">An emphasis on decolonality and epistemic justice come to light among many of the presentations at the UN Open Science conference 2021, which concomitantly call into reflection traditional scientific conservatism and the new imaginaries possible for epistemic justice and societal change. By reminding us that open does not equal fair, Natalia Norori confronts the euro-centric model of thinking that science should be made somehow fair and reminds us through her work on the escalating refugee crisis in Nicaragua that openness in science can contribute to equity only </text:span><text:span text:style-name="T5">if</text:span></text:p>
      <text:p text:style-name="P2"><text:span text:style-name="T1">"[Open Science] </text:span><text:span text:style-name="T6">enables people who are historically marginalized to learn about and research topics important to them and their communities, and have their research recognized and rewarded, and have that translate in impact for their communities</text:span><text:span text:style-name="T1">"</text:span></text:p>
      <text:p text:style-name="P2"><text:span text:style-name="T1">Here, Norori reminds us that the status quo of openness reinforces existing structures of power and possibility while simultaneously solidifying epistemic injustice among marginalised knowers. De-colonial ways of questioning are what Antoinette Foster articulates as a critical component in shifting our path to epistemic justice in Open Science. Through her insights, Foster breaks down the structures in which individuals and groups have reinforced decisions rooted in harmful values and thereby accelerated class, racial and global inequalities and systemic oppression. To address these issues Babini and Rovelli research in South America calls "for more international collective action" through building a "collective international voice" to address systemic issues facing a global society. <text:s/>In this way, the work mentioned foregrounds how open practices can create opportunities for epistemic diversity and justice - but also underscores that these practices are not innately fair or just. Rather, they must be critically examined and continually reworked to ensure that all voices are heard and that scientific research benefits everyone, not just those in power.</text:span></text:p>
      <text:p text:style-name="P2"><text:span text:style-name="T9">While the vast majority of Open Science scholarship continues to be written and studied from a Western perspective (Ross-Hellauer et al 2022), it is important to remember that open science is not just a Western phenomenon; Open Science is a global phenomenon with important implications for the future of science and technology (Kanwar et al 2010;Czerniewicz and Goodier 2014;Serwadda et al 2018;Dutta 2020a; Dutta 2020b). Dutta et al (2021) are critical of the way that the "crisis of reproducibility" and the corresponding conversation on "questionable research practices" have framed the hegemonic conversation on open science in Communication Studies. They argue that these technologies of disciplining are undemocratic and erase possibilities of knowledge claims generated by scholars from the Global South. Ross-Hellauer et al (2022) synthesise the current body of (English) Open Science literature in order to uncover the dynamics of cumulative advantage and threats to equity. There analysis tells that </text:span><text:soft-page-break/><text:span text:style-name="T9">the normative characteristics of Open Science – Open access, Open and FAIR data, Open methods and infrastructure and Open evaluation - are not so radical, and may in fact enable “the further neoliberalisation and commodification of research knowledge”. The lack of diversity in perspectives leads to a lack of understanding of how Open Science is practised in different parts of the world, which limits our ability to build upon existing knowledge and create new knowledge. This lack of understanding also has implications for the future of science, as it limits our ability to anticipate and address the challenges that global science will face in the coming years.</text:span></text:p>
      <text:p text:style-name="P4"><text:span text:style-name="T5">Epistemic Diversity</text:span></text:p>
      <text:p text:style-name="P1"><text:span text:style-name="T2">Epistemic diversity is generally agreed among social epistemologists as a means of producing new scientific theories (creativity) and challenging existing scientific paradigms (dissent). As a theory, epistemic diversity has been popularised by feminist philosophy of science discourse who dismiss the </text:span><text:span text:style-name="T4">lassier faire </text:span><text:span text:style-name="T2">approach – also known as the the invisible hand where no intervention in increasing diversity is thought necessary. The two factors of creativity and dissent bevel the possibilities of knowledge generation in a pluralistic fashion by altering the discourse surrounding accepted or normative scientific theories and practices (Solomon 2007). Firstly, dissent, challenges the hegemony of a particular scientific theory or practice by offering an altered projection of theories or strategises worth pursing. This can happen in a number of ways such as through criticism (Mill,Popper, Feyerband Longino), division of cognitive labour (Kitcher, Solomon), and distribution of knowledge (Harraway, Longino). Secondly, creativity, broadens the range of what count as legitimate scientific theories and practices by introducing new ideas, methods, and perspectives. This approach has been explored in Open Science initiatives by identifying the number of factors in which can shape a diverse Open Science project. These include, but are not limited to a diversification of </text:span><text:span text:style-name="T3">methods, characteristics of researchers, funding, geo-political location and intellectual property regimes (Leonelli 2021). </text:span><text:span text:style-name="T2">Both dissent and creativity are important in epistemic diversity because they help to create a space for alternative ways of knowing and doing science. Without dissent, the dominant scientific paradigm would never be challenged and new perspectives would never be introduced. While, creativity is important as it helps to expand the range of what is considered to be science. By introducing new ideas and methods, epistemic diversity challenges the hegemony of traditional science and opens up new possibilities for knowledge generation </text:span><text:span text:style-name="T3">(Ghosh 2021;Menezes de Souza 2021).</text:span><text:span text:style-name="T2">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Likhan" svg:font-family="Likhan"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4T14:20:38.979761395</meta:creation-date>
    <dc:title>Modern</dc:title>
    <meta:generator>LibreOffice/6.4.7.2$Linux_X86_64 LibreOffice_project/40$Build-2</meta:generator>
    <meta:editing-duration>PT1M33S</meta:editing-duration>
    <meta:editing-cycles>2</meta:editing-cycles>
    <dc:date>2022-11-04T14:22:12.721561780</dc:date>
    <meta:document-statistic meta:table-count="0" meta:image-count="0" meta:object-count="0" meta:page-count="3" meta:paragraph-count="11" meta:word-count="1312" meta:character-count="8763" meta:non-whitespace-character-count="7455"/>
    <meta:template xlink:type="simple" xlink:actuate="onRequest" xlink:title="Modern" xlink:href="../../../../../usr/lib/libreoffice/share/template/common/styles/Modern.ott" meta:date="2022-11-04T14:20:38.757919661"/>
  </office:meta>
</office:document-meta>
</file>